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DAAAAA+AndikaDesRevE" svg:font-family="DAAAAA+AndikaDesRevE"/>
    <style:font-face style:name="OpenSymbol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DejaVuSans" svg:font-family="DejaVu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" fo:font-size="24pt" fo:font-weight="bold" officeooo:rsid="00219e7d" officeooo:paragraph-rsid="00219e7d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" fo:font-size="24pt" fo:font-weight="bold" officeooo:rsid="0025eb13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8" style:family="paragraph" style:parent-style-name="Standard">
      <style:text-properties fo:text-transform="uppercase" fo:color="#336633" style:font-name="Calibri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9" style:family="paragraph" style:parent-style-name="Standard">
      <style:text-properties officeooo:paragraph-rsid="0018c2c8"/>
    </style:style>
    <style:style style:name="P10" style:family="paragraph" style:parent-style-name="Standard">
      <style:paragraph-properties fo:text-align="end" style:justify-single-word="false"/>
      <style:text-properties officeooo:paragraph-rsid="0025eb13"/>
    </style:style>
    <style:style style:name="P11" style:family="paragraph" style:parent-style-name="Text_20_body">
      <style:text-properties officeooo:rsid="0013893f" officeooo:paragraph-rsid="0013893f"/>
    </style:style>
    <style:style style:name="P12" style:family="paragraph" style:parent-style-name="Text_20_body">
      <style:text-properties fo:color="#336633" fo:font-size="14pt" officeooo:paragraph-rsid="0018c2c8" style:font-size-asian="14pt" style:font-size-complex="14pt"/>
    </style:style>
    <style:style style:name="P13" style:family="paragraph" style:parent-style-name="Standard">
      <style:paragraph-properties fo:margin-left="0.2744in" fo:margin-right="0.2807in" fo:text-align="justify" style:justify-single-word="false" fo:text-indent="0in" style:auto-text-indent="false"/>
      <style:text-properties officeooo:paragraph-rsid="0018c2c8"/>
    </style:style>
    <style:style style:name="P14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style:font-name="Calibri" fo:font-size="12pt" officeooo:rsid="002a0d04" officeooo:paragraph-rsid="0025eb13" style:font-size-asian="12pt" style:font-size-complex="12pt"/>
    </style:style>
    <style:style style:name="P15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officeooo:paragraph-rsid="0025eb13"/>
    </style:style>
    <style:style style:name="P16" style:family="paragraph" style:parent-style-name="Text_20_body">
      <style:paragraph-properties fo:margin-left="0.75in" fo:margin-right="0in" fo:margin-top="0.0398in" fo:margin-bottom="0.0398in" loext:contextual-spacing="false" fo:line-height="100%" fo:text-align="end" style:justify-single-word="false" fo:text-indent="0.0783in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25eb13" style:text-blinking="false" fo:background-color="transparent" style:font-size-asian="12pt" style:font-size-complex="12pt"/>
    </style:style>
    <style:style style:name="P17" style:family="paragraph" style:parent-style-name="Heading_20_1">
      <style:text-properties officeooo:rsid="0018c82d" officeooo:paragraph-rsid="0018c82d"/>
    </style:style>
    <style:style style:name="P18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 style:list-style-name="L1">
      <style:paragraph-properties style:text-autospace="none"/>
      <style:text-properties style:font-name="DAAAAA+AndikaDesRevE" fo:font-size="10.5pt" fo:font-weight="normal" officeooo:paragraph-rsid="001db6d0" style:font-name-asian="DAAAAA+AndikaDesRevE" style:font-size-asian="10.5pt" style:font-weight-asian="normal" style:font-name-complex="DAAAAA+AndikaDesRevE" style:font-size-complex="10.5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Sans" fo:font-size="10.5pt" officeooo:rsid="002120f7" officeooo:paragraph-rsid="002120f7" style:font-name-asian="DAAAAA+AndikaDesRevE" style:font-size-asian="10.5pt" style:font-name-complex="DAAAAA+AndikaDesRevE" style:font-size-complex="10.5pt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Sans" fo:font-size="10.5pt" style:font-size-asian="10.5pt"/>
    </style:style>
    <style:style style:name="P23" style:family="paragraph" style:parent-style-name="Text_20_body" style:list-style-name="L1">
      <style:text-properties officeooo:rsid="00219e7d" officeooo:paragraph-rsid="00219e7d"/>
    </style:style>
    <style:style style:name="P24" style:family="paragraph" style:parent-style-name="Text_20_body" style:list-style-name="L3">
      <style:text-properties officeooo:rsid="00219e7d" officeooo:paragraph-rsid="00219e7d"/>
    </style:style>
    <style:style style:name="P25" style:family="paragraph" style:parent-style-name="Text_20_body" style:list-style-name="L3">
      <style:text-properties officeooo:rsid="001db6d0" officeooo:paragraph-rsid="001db6d0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19e7d"/>
    </style:style>
    <style:style style:name="T4" style:family="text">
      <style:text-properties fo:color="#999966" officeooo:rsid="00288a3b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Calibri" fo:font-size="12pt" fo:letter-spacing="-0.0055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Calibri" fo:font-size="12pt" fo:letter-spacing="-0.0047in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1" style:family="text">
      <style:text-properties officeooo:rsid="001514ac"/>
    </style:style>
    <style:style style:name="T12" style:family="text">
      <style:text-properties officeooo:rsid="001b3c5b"/>
    </style:style>
    <style:style style:name="T13" style:family="text">
      <style:text-properties style:font-name="DejaVu Sans" fo:font-size="10pt" style:font-size-asian="10pt" style:font-size-complex="10pt"/>
    </style:style>
    <style:style style:name="T1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5" style:family="text">
      <style:text-properties officeooo:rsid="00219e7d"/>
    </style:style>
    <style:style style:name="T16" style:family="text">
      <style:text-properties officeooo:rsid="0025eb13"/>
    </style:style>
    <style:style style:name="T17" style:family="text">
      <style:text-properties style:font-name="Calibri1" fo:font-size="12pt" officeooo:rsid="0025eb13"/>
    </style:style>
    <style:style style:name="fr1" style:family="graphic" style:parent-style-name="Frame">
      <style:graphic-properties fo:margin-left="0.1575in" fo:margin-right="0.1575in" fo:margin-top="0.1575in" fo:margin-bottom="0.1575in" style:vertical-pos="from-top" style:vertical-rel="page" style:horizontal-pos="from-left" style:horizontal-rel="page" fo:background-color="#666666" style:background-transparency="0%" draw:fill="solid" draw:fill-color="#666666" draw:opacity="100%" fo:padding-left="0.0193in" fo:padding-right="0.1772in" fo:padding-top="0.0193in" fo:padding-bottom="0.0193in" fo:border="0.51pt solid #000000" style:shadow="none" draw:shadow-opacity="100%">
        <style:columns fo:column-count="1" fo:column-gap="0in"/>
      </style:graphic-properties>
    </style:style>
    <style:style style:name="fr2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8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0.7811in" svg:y="6.6957in" svg:width="6.6965in" draw:z-index="1">
        <draw:text-box fo:min-height="0.8756in">
          <text:p text:style-name="P2"/>
          <text:p text:style-name="P3">PROGRAMACIÓN</text:p>
          <text:p text:style-name="P2">CFGS DAW</text:p>
        </draw:text-box>
      </draw:frame>
      <text:p text:style-name="P18"/>
      <text:p text:style-name="Standard"/>
      <text:p text:style-name="Standard"/>
      <text:p text:style-name="Standard"><draw:frame draw:style-name="fr3" draw:name="gráficos1" text:anchor-type="paragraph" svg:width="3.752in" svg:height="2.0591in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6">UNIDAD 8</text:p>
      <text:p text:style-name="P5">Programación orientada a objetos i</text:p>
      <text:p text:style-name="P8">RECOMENDACIONES DE ESTUDI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10"><text:span text:style-name="T6">Autor</text:span><text:span text:style-name="T7">es:</text:span></text:p>
      <text:p text:style-name="P10"><text:span text:style-name="T7">Carlos </text:span><text:span text:style-name="T9">Cacho y Raquel </text:span><text:span text:style-name="T10">Torres</text:span></text:p>
      <text:p text:style-name="P16"/>
      <text:p text:style-name="P16">Revisado por:</text:p>
      <text:p text:style-name="P15"><text:span text:style-name="T7">Lionel Taraz</text:span><text:span text:style-name="T8">ó</text:span><text:span text:style-name="T7">n </text:span><text:span text:style-name="T6">–</text:span><text:span text:style-name="T7"> </text:span><text:a xlink:type="simple" xlink:href="mailto:lionel.tarazon@ceedcv.es" text:style-name="Internet_20_link" text:visited-style-name="Visited_20_Internet_20_Link">lionel.tarazon@ceedcv.es</text:a></text:p>
      <text:p text:style-name="P14"/>
      <text:p text:style-name="P14">2019/2020</text:p>
      <text:p text:style-name="P19"/>
      <text:p text:style-name="Standard"/>
      <text:p text:style-name="Titulo">UD0<text:span text:style-name="T15">8</text:span>. <text:span text:style-name="T15">Programación orientada a objetos i</text:span></text:p>
      <text:p text:style-name="Titulo"/>
      <text:h text:style-name="P17" text:outline-level="1">Conocimientos previos</text:h>
      <text:list xml:id="list2979132143" text:style-name="L1">
        <text:list-item>
          <text:p text:style-name="P23">Toda la primera evaluación.</text:p>
          <text:p text:style-name="P20"/>
        </text:list-item>
      </text:list>
      <text:h text:style-name="Heading_20_1" text:outline-level="1">Objetivo<text:span text:style-name="T11">s</text:span></text:h>
      <text:p text:style-name="Text_20_body">Los objetivos de esta <text:span text:style-name="T12">unidad</text:span> son:</text:p>
      <text:list xml:id="list3232607548" text:style-name="L2">
        <text:list-item>
          <text:p text:style-name="P21">Aplicar los conceptos generales de la programación orientada a objetos.</text:p>
        </text:list-item>
        <text:list-item>
          <text:p text:style-name="P22">Definición de clases y creación de objetos utilizando Java.</text:p>
        </text:list-item>
        <text:list-item>
          <text:p text:style-name="P21">Desarrollar aplicaciones utilizando objetos en Java.</text:p>
        </text:list-item>
      </text:list>
      <text:p text:style-name="P11"/>
      <text:h text:style-name="Heading_20_1" text:outline-level="1">Contenidos</text:h>
      <text:list xml:id="list3196522410" text:style-name="L3">
        <text:list-item>
          <text:p text:style-name="P24">Fundamentos de una clase</text:p>
        </text:list-item>
        <text:list-item>
          <text:p text:style-name="P24">Objetos</text:p>
        </text:list-item>
        <text:list-item>
          <text:p text:style-name="P24">Tipos de acceso a los miembros de una clase</text:p>
        </text:list-item>
        <text:list-item>
          <text:p text:style-name="P24">Métodos</text:p>
        </text:list-item>
        <text:list-item>
          <text:p text:style-name="P24">Constructores</text:p>
        </text:list-item>
        <text:list-item>
          <text:p text:style-name="P24">Constantes de clase y de objeto</text:p>
        </text:list-item>
        <text:list-item>
          <text:p text:style-name="P24">Arrays de objetos</text:p>
          <text:p text:style-name="P25"/>
        </text:list-item>
      </text:list>
      <text:h text:style-name="Heading_20_1" text:outline-level="1">Ejercicios y tareas</text:h>
      <text:p text:style-name="Text_20_body"><text:span text:style-name="T17">L</text:span>eer atentamente los apuntes <text:span text:style-name="T16">y programar los ejemplos </text:span><text:span text:style-name="T17">explicados</text:span><text:span text:style-name="T16">. </text:span><text:span text:style-name="T17">Luego, realizad</text:span> la totalidad de los ejercicios. <text:span text:style-name="T17">C</text:span>omo ya hemos comentado anteriormente, los ejercicios de cada <text:span text:style-name="T17">unidad</text:span> son no evaluables.</text:p>
      <text:p text:style-name="Text_20_body">Recordad que <text:span text:style-name="T16">primero </text:span>debéis intentar realizar los ejercicios solos <text:span text:style-name="T16">y</text:span> <text:span text:style-name="T16">en papel. Luego, probadlos en NetBeans.</text:span> <text:span text:style-name="T17">C</text:span>uando os atasquéis <text:span text:style-name="T17">preguntad en los foros del aula virtual.</text:span></text:p>
      <text:p text:style-name="Text_20_body"/>
      <text:p text:style-name="P12">Licencia</text:p>
      <text:p text:style-name="P9"/>
      <text:p text:style-name="P13"><draw:frame draw:style-name="fr2" draw:name="gráficos3" text:anchor-type="paragraph" svg:x="0.2917in" svg:y="0in" svg:width="0.7874in" svg:height="0.2756in" draw:z-index="2"><draw:image xlink:href="Pictures/1000000000000076000000292ACBDB4C24C8DCD5.png" xlink:type="simple" xlink:show="embed" xlink:actuate="onLoad" loext:mime-type="image/png"/></draw:frame><text:span text:style-name="T14">Reconocimiento – NoComercial – CompartirIgual (by-nc-sa)</text:span><text:span text:style-name="T13">: No se permite un uso comercial de la obra original ni de las posibles obras derivadas, la distribución de las cuales se debe hacer con una licencia igual a la que regula la obra original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DAAAAA+AndikaDesRevE" svg:font-family="DAAAAA+AndikaDesRevE"/>
    <style:font-face style:name="OpenSymbol" svg:font-family="OpenSymbol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DejaVuSans" svg:font-family="DejaVuSan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in" fo:margin-right="0in" fo:margin-top="0.0398in" fo:margin-bottom="0.0429in" loext:contextual-spacing="false" fo:text-align="justify" style:justify-single-word="false" fo:text-indent="0.0783in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in" fo:margin-right="0in" fo:margin-top="0.1654in" fo:margin-bottom="0.2008in" loext:contextual-spacing="false" fo:text-indent="0in" style:auto-text-indent="false" style:page-number="auto" fo:background-color="transparent" style:shadow="none"/>
      <style:text-properties fo:text-transform="uppercase" fo:color="#669966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398in" fo:border-left="none" fo:border-right="none" fo:border-top="0.06pt solid #666633" fo:border-bottom="none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in" fo:border-left="none" fo:border-right="none" fo:border-top="none" fo:border-bottom="0.06pt solid #666633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0.9453in" fo:margin-right="0.0398in" fo:margin-top="0.0591in" fo:margin-bottom="0.0783in" loext:contextual-spacing="false" fo:text-align="justify" style:justify-single-word="false" fo:text-indent="0.0398in" style:auto-text-indent="false" style:page-number="auto" fo:background-color="#cccc99" fo:padding="0.0398in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256in" fo:margin-bottom="0.0827in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2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1256in" fo:margin-bottom="0.0984in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56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256in" fo:margin-bottom="0.0827in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791in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827in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1811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6.6929in" style:type="right"/>
          <style:tab-stop style:position="10.078in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19e7d"/>
    </style:style>
    <style:style style:name="MT4" style:family="text">
      <style:text-properties fo:color="#999966" officeooo:rsid="00288a3b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8</text:span><text:span text:style-name="MT2"> </text:span><text:span text:style-name="MT3">programación orientada a objetos i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2">CF</text:span><text:span text:style-name="MT4">G</text:span><text:span text:style-name="MT2">S. Desarrollo de </text:span>Aplicaciones<text:span text:style-name="MT2"> WEB<text:tab/><text:tab/></text:span><text:span text:style-name="MT2"><text:user-field-get text:name="NumeroTema">8</text:user-field-get>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6-09-15T13:58:50.938915837</meta:creation-date>
    <meta:editing-duration>PT58M8S</meta:editing-duration>
    <meta:editing-cycles>19</meta:editing-cycles>
    <meta:generator>LibreOffice/6.3.4.2$Linux_X86_64 LibreOffice_project/60da17e045e08f1793c57c00ba83cdfce946d0aa</meta:generator>
    <dc:title>Plantilla CEED (1)</dc:title>
    <dc:date>2020-02-01T12:54:21.900780726</dc:date>
    <dc:creator>Lionel Tarazón</dc:creator>
    <meta:document-statistic meta:table-count="0" meta:image-count="2" meta:object-count="0" meta:page-count="2" meta:paragraph-count="34" meta:word-count="227" meta:character-count="1456" meta:non-whitespace-character-count="1271"/>
    <meta:template xlink:type="simple" xlink:actuate="onRequest" xlink:title="Plantilla CEED (1)" xlink:href="../../../../../../.config/libreoffice/4/user/template/Plantilla%20CEED%20(1).ott" meta:date="2016-09-15T13:58:50.762648603"/>
  </office:meta>
</office:document-meta>
</file>